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Palatino Linotype1" svg:font-family="'Palatino Linotype'" style:font-family-generic="roman"/>
    <style:font-face style:name="Times New Roman1" svg:font-family="'Times New Roman'" style:font-family-generic="roman"/>
    <style:font-face style:name="CMU Sans Serif" svg:font-family="'CMU Sans Serif'" style:font-family-generic="swiss"/>
    <style:font-face style:name="Consolas" svg:font-family="Consolas"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4925in" fo:margin-right="0in" fo:margin-top="0in" fo:margin-bottom="0.1in" fo:text-indent="0in" style:auto-text-indent="false"/>
      <style:text-properties fo:color="#000000" style:font-name="Palatino Linotype"/>
    </style:style>
    <style:style style:name="P2" style:family="paragraph" style:parent-style-name="Standard">
      <style:paragraph-properties fo:margin-left="0.4925in" fo:margin-right="0in" fo:margin-top="0in" fo:margin-bottom="0.1in" fo:text-indent="0in" style:auto-text-indent="false"/>
      <style:text-properties fo:color="#000000" style:font-name="Palatino Linotype" fo:font-style="italic" style:text-underline-style="none" fo:font-weight="normal" fo:background-color="#ffffff" style:font-style-asian="italic" style:font-weight-asian="normal" style:font-style-complex="italic" style:font-weight-complex="normal"/>
    </style:style>
    <style:style style:name="P3" style:family="paragraph" style:parent-style-name="Standard">
      <style:paragraph-properties fo:margin-left="0.4925in" fo:margin-right="0in" fo:margin-top="0in" fo:margin-bottom="0.1in" fo:text-indent="0in" style:auto-text-indent="false"/>
      <style:text-properties fo:color="#000000" style:font-name="Palatino Linotype" fo:font-style="italic" style:text-underline-style="none" fo:font-weight="normal" style:font-style-asian="italic" style:font-weight-asian="normal" style:font-style-complex="italic" style:font-weight-complex="normal"/>
    </style:style>
    <style:style style:name="P4" style:family="paragraph" style:parent-style-name="Standard">
      <style:paragraph-properties fo:margin-left="0.4925in" fo:margin-right="0in" fo:margin-top="0in" fo:margin-bottom="0.1in" fo:text-indent="0in" style:auto-text-indent="false"/>
      <style:text-properties fo:color="#000000" style:font-name="Palatino Linotype" fo:font-style="italic" style:text-underline-style="none" style:font-style-asian="italic" style:font-style-complex="italic"/>
    </style:style>
    <style:style style:name="P5" style:family="paragraph" style:parent-style-name="Standard">
      <style:paragraph-properties fo:margin-left="0.4925in" fo:margin-right="0in" fo:margin-top="0in" fo:margin-bottom="0.1in" fo:text-indent="0in" style:auto-text-indent="false"/>
      <style:text-properties fo:color="#000000" style:font-name="Palatino Linotype" style:text-underline-style="none"/>
    </style:style>
    <style:style style:name="P6" style:family="paragraph" style:parent-style-name="Standard">
      <style:paragraph-properties fo:margin-left="0in" fo:margin-right="0in" fo:margin-top="0in" fo:margin-bottom="0.1in" fo:text-indent="0in" style:auto-text-indent="false"/>
      <style:text-properties fo:color="#000000" style:font-name="Palatino Linotype"/>
    </style:style>
    <style:style style:name="P7" style:family="paragraph" style:parent-style-name="Standard">
      <style:paragraph-properties fo:margin-left="0in" fo:margin-right="0in" fo:margin-top="0in" fo:margin-bottom="0.1in" fo:text-indent="0in" style:auto-text-indent="false"/>
      <style:text-properties fo:color="#000000" style:font-name="Palatino Linotype" fo:font-size="18pt" style:font-size-asian="18pt" style:font-size-complex="18pt"/>
    </style:style>
    <style:style style:name="P8" style:family="paragraph" style:parent-style-name="Standard">
      <style:paragraph-properties fo:margin-top="0in" fo:margin-bottom="0.1in"/>
      <style:text-properties fo:color="#000000"/>
    </style:style>
    <style:style style:name="P9" style:family="paragraph" style:parent-style-name="Standard">
      <style:paragraph-properties fo:margin-top="0in" fo:margin-bottom="0.1in"/>
      <style:text-properties fo:color="#000000" style:font-name="Palatino Linotype"/>
    </style:style>
    <style:style style:name="P10" style:family="paragraph" style:parent-style-name="Standard">
      <style:paragraph-properties fo:margin-top="0in" fo:margin-bottom="0.1in"/>
      <style:text-properties fo:color="#000000" style:font-name="Palatino Linotype" fo:font-size="40pt" fo:font-weight="bold" style:font-size-asian="40pt" style:font-weight-asian="bold" style:font-size-complex="40pt" style:font-weight-complex="bold"/>
    </style:style>
    <style:style style:name="P11" style:family="paragraph" style:parent-style-name="Standard">
      <style:paragraph-properties fo:margin-top="0in" fo:margin-bottom="0.1in"/>
      <style:text-properties fo:color="#000000" style:font-name="Palatino Linotype" fo:font-size="24pt" fo:font-style="italic" fo:font-weight="normal" style:font-size-asian="24pt" style:font-style-asian="italic" style:font-weight-asian="normal" style:font-size-complex="24pt" style:font-style-complex="italic" style:font-weight-complex="normal"/>
    </style:style>
    <style:style style:name="P12" style:family="paragraph" style:parent-style-name="Standard">
      <style:paragraph-properties fo:margin-top="0in" fo:margin-bottom="0.1in" fo:text-align="end" style:justify-single-word="false"/>
      <style:text-properties fo:color="#000000" style:font-name="Palatino Linotype" fo:font-size="20pt" style:font-size-asian="20pt" style:font-size-complex="20pt"/>
    </style:style>
    <style:style style:name="P13" style:family="paragraph" style:parent-style-name="Standard">
      <style:paragraph-properties fo:margin-top="0in" fo:margin-bottom="0.1in" fo:text-align="end" style:justify-single-word="false"/>
      <style:text-properties fo:color="#000000" style:font-name="Palatino Linotype"/>
    </style:style>
    <style:style style:name="P14" style:family="paragraph" style:parent-style-name="Standard" style:list-style-name="L6">
      <style:paragraph-properties fo:margin-top="0in" fo:margin-bottom="0.1in"/>
      <style:text-properties fo:color="#000000" style:font-name="Palatino Linotype" fo:font-style="italic" style:font-style-asian="italic" style:font-style-complex="italic"/>
    </style:style>
    <style:style style:name="P15" style:family="paragraph" style:parent-style-name="Standard" style:list-style-name="L13">
      <style:paragraph-properties fo:margin-top="0in" fo:margin-bottom="0.1in"/>
      <style:text-properties fo:color="#000000" style:font-name="Palatino Linotype" fo:font-style="italic" style:text-underline-style="none" fo:font-weight="normal" style:font-style-asian="italic" style:font-weight-asian="normal" style:font-style-complex="italic" style:font-weight-complex="normal"/>
    </style:style>
    <style:style style:name="P16" style:family="paragraph" style:parent-style-name="Standard" style:list-style-name="L6">
      <style:paragraph-properties fo:margin-top="0in" fo:margin-bottom="0.1in"/>
      <style:text-properties fo:color="#000000" style:font-name="Palatino Linotype" fo:font-style="italic" style:text-underline-style="none" style:font-style-asian="italic" style:font-style-complex="italic"/>
    </style:style>
    <style:style style:name="P17" style:family="paragraph" style:parent-style-name="Standard" style:list-style-name="L8">
      <style:paragraph-properties fo:margin-top="0in" fo:margin-bottom="0.1in"/>
      <style:text-properties fo:color="#000000" style:font-name="Palatino Linotype" fo:font-style="italic" style:text-underline-style="none" style:font-style-asian="italic" style:font-style-complex="italic"/>
    </style:style>
    <style:style style:name="P18" style:family="paragraph" style:parent-style-name="Standard" style:list-style-name="L9">
      <style:paragraph-properties fo:margin-top="0in" fo:margin-bottom="0.1in"/>
      <style:text-properties fo:color="#000000" style:font-name="Palatino Linotype" fo:font-style="italic" style:text-underline-style="none" style:font-style-asian="italic" style:font-style-complex="italic"/>
    </style:style>
    <style:style style:name="P19" style:family="paragraph" style:parent-style-name="Standard" style:list-style-name="L9">
      <style:paragraph-properties fo:margin-top="0in" fo:margin-bottom="0.1in"/>
      <style:text-properties fo:color="#000000" style:font-name="Palatino Linotype" fo:font-style="italic" style:text-underline-style="none" fo:background-color="transparent" style:font-style-asian="italic" style:font-style-complex="italic"/>
    </style:style>
    <style:style style:name="P20" style:family="paragraph" style:parent-style-name="Standard" style:list-style-name="L10">
      <style:paragraph-properties fo:margin-top="0in" fo:margin-bottom="0.1in"/>
      <style:text-properties fo:color="#000000" style:font-name="Palatino Linotype" fo:font-style="italic" style:text-underline-style="none" fo:background-color="transparent" style:font-style-asian="italic" style:font-style-complex="italic"/>
    </style:style>
    <style:style style:name="P21" style:family="paragraph" style:parent-style-name="Standard" style:list-style-name="L8">
      <style:paragraph-properties fo:margin-top="0in" fo:margin-bottom="0.1in"/>
      <style:text-properties fo:color="#000000" style:font-name="Palatino Linotype" fo:font-style="italic" style:text-underline-style="none" fo:background-color="#ffffff" style:font-style-asian="italic" style:font-style-complex="italic"/>
    </style:style>
    <style:style style:name="P22" style:family="paragraph" style:parent-style-name="Standard">
      <style:paragraph-properties fo:margin-top="0in" fo:margin-bottom="0.1in"/>
      <style:text-properties fo:color="#000000" style:font-name="Palatino Linotype" fo:font-style="italic" style:text-underline-style="none" fo:font-weight="bold" style:font-style-asian="italic" style:font-weight-asian="bold" style:font-style-complex="italic" style:font-weight-complex="bold"/>
    </style:style>
    <style:style style:name="P23" style:family="paragraph" style:parent-style-name="Standard" style:list-style-name="L11">
      <style:paragraph-properties fo:margin-top="0in" fo:margin-bottom="0.1in"/>
      <style:text-properties fo:color="#000000" style:font-name="Palatino Linotype"/>
    </style:style>
    <style:style style:name="P24" style:family="paragraph" style:parent-style-name="Standard">
      <style:paragraph-properties fo:margin-top="0in" fo:margin-bottom="0.1in"/>
      <style:text-properties fo:color="#000000" style:font-name="Palatino Linotype" fo:font-size="15pt" fo:font-weight="bold" style:font-size-asian="15pt" style:font-weight-asian="bold" style:font-size-complex="15pt" style:font-weight-complex="bold"/>
    </style:style>
    <style:style style:name="P25" style:family="paragraph" style:parent-style-name="Standard">
      <style:paragraph-properties fo:margin-top="0in" fo:margin-bottom="0.1in"/>
      <style:text-properties fo:color="#000000" style:font-name="Palatino Linotype" fo:font-size="15pt" style:text-underline-style="none" fo:font-weight="bold" style:font-size-asian="15pt" style:font-weight-asian="bold" style:font-size-complex="15pt" style:font-weight-complex="bold"/>
    </style:style>
    <style:style style:name="P26" style:family="paragraph" style:parent-style-name="Standard">
      <style:paragraph-properties fo:margin-top="0in" fo:margin-bottom="0.1in"/>
      <style:text-properties fo:color="#000000" style:font-name="Palatino Linotype" fo:font-size="15pt" fo:font-style="italic" style:font-size-asian="15pt" style:font-style-asian="italic" style:font-size-complex="15pt" style:font-style-complex="italic"/>
    </style:style>
    <style:style style:name="P27" style:family="paragraph" style:parent-style-name="Standard">
      <style:paragraph-properties fo:margin-top="0in" fo:margin-bottom="0.1in"/>
      <style:text-properties fo:color="#000000" style:font-name="Palatino Linotype" fo:font-size="15pt" fo:font-style="italic" style:text-underline-style="none" fo:font-weight="bold" style:font-size-asian="15pt" style:font-style-asian="italic" style:font-weight-asian="bold" style:font-size-complex="15pt" style:font-style-complex="italic" style:font-weight-complex="bold"/>
    </style:style>
    <style:style style:name="P28" style:family="paragraph" style:parent-style-name="Standard">
      <style:paragraph-properties fo:margin-top="0in" fo:margin-bottom="0.1in"/>
      <style:text-properties fo:color="#000000" style:font-name="Palatino Linotype" fo:font-size="15pt" fo:font-style="italic" style:text-underline-style="none" fo:font-weight="bold" fo:background-color="transparent" style:font-size-asian="15pt" style:font-style-asian="italic" style:font-weight-asian="bold" style:font-size-complex="15pt" style:font-style-complex="italic" style:font-weight-complex="bold"/>
    </style:style>
    <style:style style:name="P29" style:family="paragraph" style:parent-style-name="Standard">
      <style:paragraph-properties fo:margin-top="0in" fo:margin-bottom="0.1in"/>
      <style:text-properties fo:color="#000000" style:font-name="Palatino Linotype" fo:font-size="15pt" fo:font-style="italic" style:text-underline-style="none" fo:background-color="#ffffff" style:font-size-asian="15pt" style:font-style-asian="italic" style:font-size-complex="15pt" style:font-style-complex="italic"/>
    </style:style>
    <style:style style:name="P30" style:family="paragraph" style:parent-style-name="Standard" style:list-style-name="L1">
      <style:paragraph-properties fo:margin-top="0in" fo:margin-bottom="0.1in"/>
      <style:text-properties fo:color="#000000" style:font-name="Palatino Linotype"/>
    </style:style>
    <style:style style:name="P31" style:family="paragraph" style:parent-style-name="Standard">
      <style:paragraph-properties fo:margin-top="0in" fo:margin-bottom="0.1in"/>
      <style:text-properties fo:color="#000000" style:font-name="Palatino Linotype" fo:font-size="18pt" style:font-size-asian="18pt" style:font-size-complex="18pt"/>
    </style:style>
    <style:style style:name="P32" style:family="paragraph" style:parent-style-name="Standard" style:list-style-name="L11">
      <style:paragraph-properties fo:margin-top="0in" fo:margin-bottom="0.1in"/>
      <style:text-properties fo:color="#000000" style:font-name="Palatino Linotype" style:text-underline-style="none" fo:background-color="transparent"/>
    </style:style>
    <style:style style:name="P33" style:family="paragraph" style:parent-style-name="Standard" style:list-style-name="L13">
      <style:paragraph-properties fo:margin-top="0in" fo:margin-bottom="0.1in"/>
      <style:text-properties fo:color="#000000" style:font-name="Palatino Linotype" style:text-underline-style="none"/>
    </style:style>
    <style:style style:name="P34" style:family="paragraph" style:parent-style-name="Standard" style:list-style-name="L2">
      <style:paragraph-properties fo:margin-top="0in" fo:margin-bottom="0.1in"/>
      <style:text-properties fo:color="#000000"/>
    </style:style>
    <style:style style:name="P35" style:family="paragraph" style:parent-style-name="Standard" style:list-style-name="L5">
      <style:paragraph-properties fo:margin-top="0in" fo:margin-bottom="0.1in"/>
      <style:text-properties fo:color="#000000" style:text-underline-style="none"/>
    </style:style>
    <style:style style:name="P36" style:family="paragraph" style:parent-style-name="Standard" style:list-style-name="L3">
      <style:paragraph-properties fo:margin-top="0in" fo:margin-bottom="0.1in"/>
      <style:text-properties fo:color="#000000" style:text-underline-style="none"/>
    </style:style>
    <style:style style:name="P37" style:family="paragraph" style:parent-style-name="Standard" style:list-style-name="L4">
      <style:paragraph-properties fo:margin-top="0in" fo:margin-bottom="0.1in"/>
      <style:text-properties fo:color="#000000" style:text-underline-style="none"/>
    </style:style>
    <style:style style:name="P38" style:family="paragraph" style:parent-style-name="Standard" style:list-style-name="L12">
      <style:paragraph-properties fo:margin-top="0in" fo:margin-bottom="0.1in"/>
    </style:style>
    <style:style style:name="P39" style:family="paragraph" style:parent-style-name="Standard" style:list-style-name="L13">
      <style:paragraph-properties fo:margin-top="0in" fo:margin-bottom="0.1in"/>
    </style:style>
    <style:style style:name="P40" style:family="paragraph" style:parent-style-name="Standard">
      <style:paragraph-properties fo:margin-top="0in" fo:margin-bottom="0.1in" fo:padding="0.0291in" fo:border-left="none" fo:border-right="none" fo:border-top="none" fo:border-bottom="0.0008in solid #000000" style:join-border="false"/>
      <style:text-properties fo:color="#000000" style:font-name="Palatino Linotype"/>
    </style:style>
    <style:style style:name="P41" style:family="paragraph" style:parent-style-name="Standard">
      <style:paragraph-properties fo:margin-top="0in" fo:margin-bottom="0.1in" fo:break-before="page"/>
      <style:text-properties fo:color="#000000"/>
    </style:style>
    <style:style style:name="P42" style:family="paragraph" style:parent-style-name="Standard">
      <style:paragraph-properties fo:margin-top="0in" fo:margin-bottom="0.1in" fo:break-before="page"/>
      <style:text-properties fo:color="#000000" style:font-name="Palatino Linotype"/>
    </style:style>
    <style:style style:name="P43" style:family="paragraph" style:parent-style-name="Standard">
      <style:paragraph-properties fo:margin-top="0in" fo:margin-bottom="0.1in" fo:break-before="page"/>
      <style:text-properties fo:color="#000000" style:font-name="Palatino Linotype" fo:font-size="15pt" fo:font-weight="bold" style:font-size-asian="15pt" style:font-weight-asian="bold" style:font-size-complex="15pt" style:font-weight-complex="bold"/>
    </style:style>
    <style:style style:name="P44" style:family="paragraph" style:parent-style-name="Standard">
      <style:paragraph-properties fo:margin-top="0in" fo:margin-bottom="0.1in" fo:break-before="page"/>
      <style:text-properties fo:color="#000000" style:font-name="Palatino Linotype" fo:font-size="15pt" style:text-underline-style="none" fo:font-weight="bold" style:font-size-asian="15pt" style:font-weight-asian="bold" style:font-size-complex="15pt" style:font-weight-complex="bold"/>
    </style:style>
    <style:style style:name="P45" style:family="paragraph" style:parent-style-name="Standard">
      <style:paragraph-properties fo:margin-top="0in" fo:margin-bottom="0.1in" fo:break-before="page"/>
      <style:text-properties fo:color="#000000" style:font-name="Palatino Linotype" fo:font-style="italic" style:text-underline-style="none" fo:font-weight="bold" style:font-style-asian="italic" style:font-weight-asian="bold" style:font-style-complex="italic" style:font-weight-complex="bold"/>
    </style:style>
    <style:style style:name="P46" style:family="paragraph" style:parent-style-name="Standard">
      <style:paragraph-properties fo:margin-left="0.198in" fo:margin-right="0in" fo:margin-top="0in" fo:margin-bottom="0.1in" fo:text-indent="0in" style:auto-text-indent="false"/>
      <style:text-properties fo:color="#000000"/>
    </style:style>
    <style:style style:name="P47" style:family="paragraph" style:parent-style-name="Standard">
      <style:paragraph-properties fo:margin-left="0.198in" fo:margin-right="0in" fo:margin-top="0in" fo:margin-bottom="0.1in" fo:text-indent="0in" style:auto-text-indent="false"/>
      <style:text-properties fo:color="#000000" style:font-name="Palatino Linotype"/>
    </style:style>
    <style:style style:name="P48" style:family="paragraph" style:parent-style-name="Standard">
      <style:paragraph-properties fo:margin-left="0.198in" fo:margin-right="0in" fo:margin-top="0in" fo:margin-bottom="0.1in" fo:text-indent="0in" style:auto-text-indent="false"/>
      <style:text-properties fo:color="#000000" style:font-name="Palatino Linotype" fo:font-style="italic" fo:font-weight="normal" style:font-style-asian="italic" style:font-weight-asian="normal" style:font-style-complex="italic" style:font-weight-complex="normal"/>
    </style:style>
    <style:style style:name="P49" style:family="paragraph" style:parent-style-name="Standard">
      <style:paragraph-properties fo:margin-left="0.198in" fo:margin-right="0in" fo:margin-top="0in" fo:margin-bottom="0.1in" fo:text-indent="0in" style:auto-text-indent="false"/>
      <style:text-properties fo:color="#000000" style:font-name="Palatino Linotype" fo:font-style="italic" style:text-underline-style="none" fo:font-weight="normal" style:font-style-asian="italic" style:font-weight-asian="normal" style:font-style-complex="italic" style:font-weight-complex="normal"/>
    </style:style>
    <style:style style:name="P50" style:family="paragraph" style:parent-style-name="Standard">
      <style:paragraph-properties fo:margin-left="0.198in" fo:margin-right="0in" fo:margin-top="0in" fo:margin-bottom="0.1in" fo:text-indent="0in" style:auto-text-indent="false"/>
      <style:text-properties fo:color="#000000" style:font-name="Palatino Linotype" fo:font-size="12pt" style:text-underline-style="none" fo:font-weight="normal" style:font-size-asian="12pt" style:font-weight-asian="normal" style:font-size-complex="12pt" style:font-weight-complex="normal"/>
    </style:style>
    <style:style style:name="P51" style:family="paragraph" style:parent-style-name="Standard">
      <style:paragraph-properties fo:margin-left="0.198in" fo:margin-right="0in" fo:margin-top="0in" fo:margin-bottom="0.1in" fo:text-align="center" style:justify-single-word="false" fo:text-indent="0in" style:auto-text-indent="false"/>
      <style:text-properties style:font-name="Palatino Linotype"/>
    </style:style>
    <style:style style:name="P52" style:family="paragraph" style:parent-style-name="Standard">
      <style:paragraph-properties fo:margin-left="0.698in" fo:margin-right="0in" fo:margin-top="0in" fo:margin-bottom="0.1in" fo:text-align="start" style:justify-single-word="false" fo:text-indent="-0.5in" style:auto-text-indent="false" style:text-autospace="none">
        <style:tab-stops/>
      </style:paragraph-properties>
      <style:text-properties style:font-name="CMU Sans Serif" fo:font-size="19pt" style:font-size-asian="19pt" style:font-size-complex="19pt"/>
    </style:style>
    <style:style style:name="P53" style:family="paragraph" style:parent-style-name="Standard">
      <style:paragraph-properties fo:margin-left="0.698in" fo:margin-right="0in" fo:margin-top="0in" fo:margin-bottom="0.1in" fo:text-indent="-0.5in" style:auto-text-indent="false">
        <style:tab-stops/>
      </style:paragraph-properties>
      <style:text-properties style:font-name="Palatino Linotype" fo:font-size="12pt" style:font-size-asian="12pt" style:font-size-complex="12pt"/>
    </style:style>
    <style:style style:name="P54" style:family="paragraph" style:parent-style-name="Standard">
      <style:paragraph-properties fo:margin-left="0.698in" fo:margin-right="0in" fo:margin-top="0in" fo:margin-bottom="0.1in" fo:text-indent="-0.5in" style:auto-text-indent="false">
        <style:tab-stops/>
      </style:paragraph-properties>
      <style:text-properties fo:color="#000000" style:font-name="Palatino Linotype" fo:font-size="12pt" style:font-size-asian="12pt" style:font-size-complex="12pt"/>
    </style:style>
    <style:style style:name="P55" style:family="paragraph" style:parent-style-name="Standard">
      <style:paragraph-properties fo:margin-left="0.698in" fo:margin-right="0in" fo:margin-top="0in" fo:margin-bottom="0.1in" fo:text-indent="-0.5in" style:auto-text-indent="false">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style:font-name-asian="SimSun" style:font-style-asian="normal" style:font-weight-asian="bold" style:font-name-complex="Mangal" style:font-style-complex="normal" style:font-weight-complex="bold"/>
    </style:style>
    <style:style style:name="T5" style:family="text">
      <style:text-properties fo:font-style="normal" style:font-name-asian="SimSun" style:font-style-asian="normal" style:font-name-complex="Mangal" style:font-style-complex="normal"/>
    </style:style>
    <style:style style:name="T6" style:family="text">
      <style:text-properties fo:font-style="normal" style:text-underline-style="none" fo:font-weight="bold" style:font-style-asian="normal" style:font-weight-asian="bold" style:font-style-complex="normal" style:font-weight-complex="bold"/>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background-color="transparent" style:font-style-asian="normal" style:font-style-complex="normal"/>
    </style:style>
    <style:style style:name="T9" style:family="text">
      <style:text-properties fo:font-style="normal" style:text-underline-style="none" fo:background-color="transparent" style:font-name-asian="SimSun" style:font-style-asian="normal" style:font-name-complex="Mangal" style:font-style-complex="normal"/>
    </style:style>
    <style:style style:name="T10" style:family="text">
      <style:text-properties fo:font-style="normal" fo:background-color="transparent" style:font-style-asian="normal" style:font-style-complex="normal"/>
    </style:style>
    <style:style style:name="T11" style:family="text">
      <style:text-properties fo:font-weight="normal" style:font-weight-asian="normal" style:font-weight-complex="normal"/>
    </style:style>
    <style:style style:name="T12" style:family="text">
      <style:text-properties fo:font-weight="normal" style:font-name-asian="SimSun" style:font-weight-asian="normal" style:font-name-complex="Mangal" style:font-weight-complex="normal"/>
    </style:style>
    <style:style style:name="T13" style:family="text">
      <style:text-properties fo:color="#000000"/>
    </style:style>
    <style:style style:name="T14" style:family="text">
      <style:text-properties fo:color="#000000" fo:font-style="italic" style:font-style-asian="italic" style:font-style-complex="italic"/>
    </style:style>
    <style:style style:name="T15" style:family="text">
      <style:text-properties fo:color="#000000" style:font-name="Palatino Linotype" fo:font-size="12pt" fo:font-weight="normal" style:font-name-asian="CMU Sans Serif" style:font-size-asian="12pt" style:font-weight-asian="normal" style:font-name-complex="CMU Sans Serif" style:font-size-complex="12pt" style:font-weight-complex="normal"/>
    </style:style>
    <style:style style:name="T16" style:family="text">
      <style:text-properties fo:color="#000000" style:font-name="Palatino Linotype" fo:font-size="12pt" style:font-size-asian="12pt" style:font-size-complex="12pt"/>
    </style:style>
    <style:style style:name="T17" style:family="text">
      <style:text-properties fo:color="#000000" style:font-name="Palatino Linotype" fo:font-style="italic" style:text-underline-style="none" fo:font-weight="normal" fo:background-color="#ffffff" style:font-style-asian="italic" style:font-weight-asian="normal" style:font-style-complex="italic" style:font-weight-complex="normal"/>
    </style:style>
    <style:style style:name="T18" style:family="text">
      <style:text-properties fo:color="#000000" style:font-name="Palatino Linotype" fo:font-style="italic" style:text-underline-style="none" style:font-style-asian="italic" style:font-style-complex="italic"/>
    </style:style>
    <style:style style:name="T19" style:family="text">
      <style:text-properties fo:color="#000000" style:font-name="Palatino Linotype" fo:font-style="italic" style:text-underline-style="none" fo:background-color="#ffffff" style:font-style-asian="italic" style:font-style-complex="italic"/>
    </style:style>
    <style:style style:name="T20" style:family="text">
      <style:text-properties fo:color="#000000" style:font-name="Palatino Linotype" fo:font-style="normal" style:text-underline-style="none" fo:background-color="#ffffff" style:font-style-asian="normal" style:font-style-complex="normal"/>
    </style:style>
    <style:style style:name="T21" style:family="text">
      <style:text-properties fo:color="#000000" style:font-name="Palatino Linotype" fo:font-style="normal" style:text-underline-style="none" fo:font-weight="bold" fo:background-color="#ffffff" style:font-style-asian="normal" style:font-weight-asian="bold" style:font-style-complex="normal" style:font-weight-complex="bold"/>
    </style:style>
    <style:style style:name="T22" style:family="text">
      <style:text-properties fo:color="#000000" style:font-name="Palatino Linotype" fo:font-style="normal" style:text-underline-style="none" fo:font-weight="normal" fo:background-color="#ffffff" style:font-style-asian="normal" style:font-weight-asian="normal" style:font-style-complex="normal" style:font-weight-complex="normal"/>
    </style:style>
    <style:style style:name="T23" style:family="text">
      <style:text-properties fo:color="#000000" style:font-name="Palatino Linotype" style:text-underline-style="none"/>
    </style:style>
    <style:style style:name="T24" style:family="text">
      <style:text-properties fo:color="#000000" style:font-name="Palatino Linotype" style:text-underline-style="none" fo:font-weight="bold" style:font-weight-asian="bold" style:font-weight-complex="bold"/>
    </style:style>
    <style:style style:name="T25" style:family="text">
      <style:text-properties style:font-name="Palatino Linotype"/>
    </style:style>
    <style:style style:name="T26" style:family="text">
      <style:text-properties style:font-name="Palatino Linotype" fo:font-style="normal" style:font-style-asian="normal" style:font-style-complex="normal"/>
    </style:style>
    <style:style style:name="T27" style:family="text">
      <style:text-properties style:font-name="Palatino Linotype" fo:font-style="normal" fo:font-weight="normal" style:font-style-asian="normal" style:font-weight-asian="normal" style:font-style-complex="normal" style:font-weight-complex="normal"/>
    </style:style>
    <style:style style:name="T28" style:family="text">
      <style:text-properties style:font-name="Palatino Linotype" fo:font-style="normal" fo:font-weight="normal" style:font-name-asian="SimSun" style:font-style-asian="normal" style:font-weight-asian="normal" style:font-name-complex="Mangal" style:font-style-complex="normal" style:font-weight-complex="normal"/>
    </style:style>
    <style:style style:name="T29" style:family="text">
      <style:text-properties style:font-name="Palatino Linotype" fo:font-style="normal" fo:font-weight="bold" style:font-style-asian="normal" style:font-weight-asian="bold" style:font-style-complex="normal" style:font-weight-complex="bold"/>
    </style:style>
    <style:style style:name="T30" style:family="text">
      <style:text-properties style:font-name="Palatino Linotype" fo:font-style="normal" fo:font-weight="bold" style:font-name-asian="SimSun" style:font-style-asian="normal" style:font-weight-asian="bold" style:font-name-complex="Mangal" style:font-style-complex="normal" style:font-weight-complex="bold"/>
    </style:style>
    <style:style style:name="T31" style:family="text">
      <style:text-properties style:font-name="Palatino Linotype" fo:font-style="normal" style:font-name-asian="SimSun" style:font-style-asian="normal" style:font-name-complex="Mangal" style:font-style-complex="normal"/>
    </style:style>
    <style:style style:name="T32" style:family="text">
      <style:text-properties style:font-name="Palatino Linotype" fo:font-size="12pt" style:font-size-asian="12pt" style:font-size-complex="12pt"/>
    </style:style>
    <style:style style:name="T33" style:family="text">
      <style:text-properties style:font-name="Palatino Linotype" fo:font-style="italic" fo:font-weight="normal" style:font-style-asian="italic" style:font-weight-asian="normal" style:font-style-complex="italic" style:font-weight-complex="normal"/>
    </style:style>
    <style:style style:name="T34" style:family="text">
      <style:text-properties style:font-name="Palatino Linotype" fo:font-style="italic" style:font-name-asian="SimSun" style:font-style-asian="italic" style:font-name-complex="Mangal" style:font-style-complex="italic"/>
    </style:style>
    <style:style style:name="T35" style:family="text">
      <style:text-properties style:font-name="Palatino Linotype" fo:font-size="15pt" fo:font-weight="bold" style:font-size-asian="15pt" style:font-weight-asian="bold" style:font-size-complex="15pt" style:font-weight-complex="bold"/>
    </style:style>
    <style:style style:name="T36" style:family="text">
      <style:text-properties fo:font-size="15pt" style:font-size-asian="15pt" style:font-size-complex="15pt"/>
    </style:style>
    <style:style style:name="T37" style:family="text">
      <style:text-properties fo:font-size="15pt" fo:font-weight="bold" style:font-size-asian="15pt" style:font-weight-asian="bold" style:font-size-complex="15pt"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style:font-style-asian="italic" style:font-style-complex="italic"/>
    </style:style>
    <style:style style:name="T40" style:family="text">
      <style:text-properties fo:font-style="italic" style:text-underline-style="none" fo:background-color="transparent" style:font-style-asian="italic" style:font-style-complex="italic"/>
    </style:style>
    <style:style style:name="T41" style:family="text">
      <style:text-properties fo:font-weight="bold" style:font-weight-asian="bold" style:font-weight-complex="bold"/>
    </style:style>
    <style:style style:name="T42" style:family="text">
      <style:text-properties style:font-name="Palatino Linotype1" fo:font-style="normal" style:font-name-asian="Palatino Linotype1" style:font-style-asian="normal" style:font-name-complex="Palatino Linotype1" style:font-style-complex="normal"/>
    </style:style>
    <style:style style:name="T43" style:family="text">
      <style:text-properties style:font-name="Palatino Linotype1" fo:font-style="normal" fo:font-weight="normal" style:font-name-asian="Palatino Linotype1" style:font-style-asian="normal" style:font-weight-asian="normal" style:font-name-complex="Palatino Linotype1" style:font-style-complex="normal" style:font-weight-complex="normal"/>
    </style:style>
    <style:style style:name="T44" style:family="text">
      <style:text-properties style:font-name="Palatino Linotype1" fo:font-style="normal" style:text-underline-style="none" fo:background-color="transparent" style:font-name-asian="Palatino Linotype1" style:font-style-asian="normal" style:font-name-complex="Palatino Linotype1" style:font-style-complex="normal"/>
    </style:style>
    <style:style style:name="T45" style:family="text">
      <style:text-properties style:font-name-asian="SimSun" style:font-name-complex="Mangal"/>
    </style:style>
    <style:style style:name="T46" style:family="text">
      <style:text-properties style:text-underline-style="none"/>
    </style:style>
    <style:style style:name="T47" style:family="text">
      <style:text-properties style:font-name="Consolas" fo:font-weight="bold" style:font-weight-asian="bold" style:font-weight-complex="bold"/>
    </style:style>
    <style:style style:name="T48" style:family="text">
      <style:text-properties style:font-name="Consolas" fo:font-size="11pt" fo:font-weight="bold" style:font-size-asian="11pt" style:font-weight-asian="bold" style:font-size-complex="11pt" style:font-weight-complex="bold"/>
    </style:style>
    <style:style style:name="T49" style:family="text">
      <style:text-properties style:font-name="Consolas" fo:font-size="11pt" style:font-size-asian="11pt" style:font-size-complex="11pt"/>
    </style:style>
    <style:style style:name="T50" style:family="text">
      <style:text-properties style:font-name="Consolas" fo:font-size="11pt" fo:font-weight="normal" style:font-size-asian="11pt" style:font-weight-asian="normal" style:font-size-complex="11pt" style:font-weight-complex="normal"/>
    </style:style>
    <style:style style:name="T51" style:family="text">
      <style:text-properties fo:font-size="11pt" style:font-size-asian="11pt" style:font-size-complex="11pt"/>
    </style:style>
    <style:style style:name="T52" style:family="text">
      <style:text-properties fo:font-size="12pt" fo:font-weight="normal" style:font-size-asian="12pt" style:font-weight-asian="normal" style:font-size-complex="12pt" style:font-weight-complex="normal"/>
    </style:style>
    <style:style style:name="T53" style:family="text">
      <style:text-properties fo:font-size="12pt" fo:font-style="normal" fo:font-weight="bold" style:font-size-asian="12pt" style:font-style-asian="normal" style:font-weight-asian="bold" style:font-size-complex="12pt" style:font-style-complex="normal" style:font-weight-complex="bold"/>
    </style:style>
    <style:style style:name="T54" style:family="text">
      <style:text-properties fo:background-color="#ffffff"/>
    </style:style>
    <style:style style:name="T55" style:family="text">
      <style:text-properties fo:background-color="transparent"/>
    </style:style>
    <style:style style:name="T56" style:family="text">
      <style:text-properties fo:font-size="18pt" fo:font-weight="bold" style:font-size-asian="18pt" style:font-weight-asian="bold" style:font-size-complex="18pt" style:font-weight-complex="bold"/>
    </style:style>
    <style:style style:name="T57" style:family="text">
      <style:text-properties style:font-name="Palatino Linotype"/>
    </style:style>
    <style:style style:name="T58" style:family="text">
      <style:text-properties style:font-name="Palatino Linotype" fo:font-size="12pt" fo:font-weight="normal" style:font-size-asian="12pt" style:font-weight-asian="normal" style:font-size-complex="12pt" style:font-weight-complex="normal"/>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6457in" svg:y="4.6547in" svg:width="5.2083in" svg:height="5.2083in" draw:z-index="0">
        <draw:image xlink:href="http://www.electronicproducts.com/uploadedImages/Computer_Peripheral/Communication_Peripherals/fajb_time_travel_01_jan2014.jpg" xlink:type="simple" xlink:show="embed" xlink:actuate="onLoad"/>
      </draw:frame>
      <text:p text:style-name="P10">Fun with Time Travel:</text:p>
      <text:p text:style-name="P11"><text:s text:c="6"/>Implementing Retroactive Data Structures</text:p>
      <text:p text:style-name="P40"/>
      <text:p text:style-name="P9"/>
      <text:p text:style-name="P12">Chelsea Voss</text:p>
      <text:p text:style-name="P12">6.851 Spring 2014</text:p>
      <text:p text:style-name="P13"/>
      <text:p text:style-name="P9"/>
      <text:p text:style-name="P9"/>
      <text:p text:style-name="P31"><text:soft-page-break/><text:span text:style-name="T41">Introduction</text:span></text:p>
      <text:p text:style-name="P46"><text:span text:style-name="T26">Unlike normal data structures, which only allow operations to be </text:span><text:span text:style-name="T27">carried out in the present, </text:span><text:span text:style-name="T29">retroactive data structures </text:span><text:span text:style-name="T27">allow operations to be inserted or deleted at any point in the past. In a </text:span><text:span text:style-name="T29">partially retroactive </text:span><text:span text:style-name="T27">data structure, queries may not be made into the past state of the data structure, but in a </text:span><text:span text:style-name="T29">fully retroactive</text:span><text:span text:style-name="T27"> data structure, queries may be made at any point along the timeline and history of operations. Retroactive data structures were explored in a 2007 paper, “Retroactive Data Structures,” by Demaine, Iacono, and Langerman.</text:span></text:p>
      <text:p text:style-name="P47"><text:span text:style-name="T1">The goal of this project is to turn known algorithms for various types of retroactive data structures (with runtimes summarized below) into </text:span><text:span text:style-name="T38">implementations</text:span><text:span text:style-name="T1">, developing a Python library that can be seamlessly imported into Python code and used to allow retroactive data structures to be used in code.</text:span></text:p>
      <text:p text:style-name="P47"><text:span text:style-name="T1">I surveyed “Retroactive Data Structures,” looking for data structures that would be good candidates for implementation. Although I was not able to implement all of the data structures that the paper mentions, this was a productive project and I successfully implemented some of them: specifically, a partially-retroactive queue, which performs its operations in </text:span><text:span text:style-name="T38">O</text:span><text:span text:style-name="T1">(1) time; a partially-retroactive data structure for searchable dynamic partial sums; and, most interestingly, two </text:span><text:span text:style-name="T38">general transformations</text:span><text:span text:style-name="T1">: one that converts any data structure into a partially-retroactive data structure, and one that converts any partially-retroactive data structure into a fully-retroactive data structure. </text:span><text:span text:style-name="T53"><text:line-break/></text:span></text:p>
      <text:p text:style-name="P7"><text:span text:style-name="T3">Summary of Retroactive Datastructures</text:span></text:p>
      <text:p text:style-name="P48"><text:span text:style-name="T2">I attempted to implement many of the data structures mentioned in Demaine 2007. Some, I was unable to complete on time, because of the prerequisite of implementing a more basic </text:span><text:span text:style-name="T41">building block</text:span><text:span text:style-name="T3">. </text:span><text:span text:style-name="T2">Building blocks included:</text:span></text:p>
      <text:list xml:id="list5281683792835108682" text:style-name="L13">
        <text:list-item>
          <text:p text:style-name="P39"><text:span text:style-name="T18">Doubly-linked list</text:span><text:span text:style-name="T23">: required for </text:span><text:span text:style-name="T24">Partially-Retroactive Queue</text:span><text:span text:style-name="T23"> and for </text:span><text:span text:style-name="T24">Partially-Retroactive Priority Queue</text:span><text:span text:style-name="T23">. Implemented.</text:span></text:p>
        </text:list-item>
        <text:list-item>
          <text:p text:style-name="P33"><text:span text:style-name="T38">Binary search tree</text:span>: required for <text:span text:style-name="T41">Partially-Retroactive Priority Queue</text:span>. Implemented.</text:p>
        </text:list-item>
        <text:list-item>
          <text:p text:style-name="P33"><text:span text:style-name="T38">Link-cut trees</text:span><text:span text:style-name="T11">: required for </text:span><text:span text:style-name="T41">Fully-Retroactive Union-Find</text:span><text:span text:style-name="T11">. Not implemented. (Sleator and Tarjan, 1983)</text:span></text:p>
        </text:list-item>
        <text:list-item>
          <text:p text:style-name="P15">Modified (a,b)-tree<text:span text:style-name="T2">: required for </text:span><text:span text:style-name="T3">Fully-Retroactive Deque</text:span><text:span text:style-name="T2"> and for </text:span><text:span text:style-name="T3">Partially-Retroactive Priority Queue</text:span><text:span text:style-name="T2">. Not implemented. (Fleischer, 1996)</text:span></text:p>
        </text:list-item>
      </text:list>
      <text:p text:style-name="P49"><text:soft-page-break/><text:span text:style-name="T2">However, I implemented a good number of the datastructures described in “Retroactive Data Structures” – and the general transformations, especially, are enough to be useful to applications where retroactivity might be useful.</text:span></text:p>
      <text:p text:style-name="P49"><text:span text:style-name="T2">Below, I summarize the runtimes of the various retroactive datastructures to be implemented, along with their interrelationships and details about how the implementations were carried out.</text:span></text:p>
      <text:p text:style-name="P48"><text:span text:style-name="T7">For runtimes, </text:span><text:span text:style-name="T46">r</text:span><text:span text:style-name="T7"> is a param</text:span><text:span text:style-name="T2">eter describing how old retroactive operations are allowed to be, and </text:span>m<text:span text:style-name="T2"> is the total number of retroactive updates that are performed on a data structure.<text:line-break/></text:span></text:p>
      <text:p text:style-name="P26"><text:span text:style-name="T41">General Transformations</text:span></text:p>
      <text:list xml:id="list8250596142017922940" text:style-name="L6">
        <text:list-item>
          <text:p text:style-name="P14"><text:span text:style-name="T2">Partial retroactivity,</text:span><text:span text:style-name="T7"> </text:span><text:span text:style-name="T46">O</text:span><text:span text:style-name="T7">(r) overhead: </text:span><text:span text:style-name="T6">Implemented!</text:span></text:p>
        </text:list-item>
      </text:list>
      <text:p text:style-name="P4">This implementation uses the rollback method to implement retroactivity. It stores up to <text:span text:style-name="T41">r</text:span> prior operations as well as the state of the data structure before those operations, so that these operations can be reversed. When an operation is removed or inserted, the current state of the data structure is “refreshed” from the past state by applying each operation in sequence.</text:p>
      <text:p text:style-name="P4">Implementing this proved to be an entertaining exercise in abstraction: it needs to be able to wrap <text:span text:style-name="T41">any</text:span> data structure, and allow <text:span text:style-name="T41">any</text:span><text:span text:style-name="T2"> </text:span>form of operation on that data structure. So, operations are represented – and passed as input – using Python functions: an operation is any function which takes in a data structure and returns a new data structure. </text:p>
      <text:list xml:id="list42206315" text:continue-numbering="true" text:style-name="L6">
        <text:list-item>
          <text:p text:style-name="P16"><text:span text:style-name="T2">Full retroactivity, </text:span>O<text:span text:style-name="T2">(</text:span><text:span text:style-name="T42">√</text:span><text:span text:style-name="T5">m) overhead from partial: </text:span><text:span text:style-name="T4">Not implemented.</text:span><text:span text:style-name="T45"> Requires an implementation of persistence </text:span><text:span text:style-name="T12">(Driscoll et al, 1989; Fiat and Kaplan, 2001)</text:span><text:span text:style-name="T45">.</text:span></text:p>
        </text:list-item>
      </text:list>
      <text:list xml:id="list3679093660069553989" text:style-name="L5">
        <text:list-item>
          <text:p text:style-name="P35"><text:span text:style-name="T31">Worse full retroactivity, </text:span><text:span text:style-name="T34">O</text:span><text:span text:style-name="T31">(m) overhead from partial: </text:span><text:span text:style-name="T30">Implemented!</text:span></text:p>
        </text:list-item>
      </text:list>
      <text:p text:style-name="P5"><text:span text:style-name="T39">I devised a simpler solution to create a general transformation for full retroactivity in Python. This implementation stores a list of partially-retroactive data structures, applying or deleting operations from those partially-retroactive data structures when relevant. When the fully-retroactive data structure is queried, we simply query the relevant partially-retroactive data structure. Although it does not achieve the known optimal overhead, this implementation is functional, and allows the same degree of abstraction: any data structure can be made fully retroactive.</text:span></text:p>
      <text:p text:style-name="P22"><text:span text:style-name="T36"/></text:p>
      <text:p text:style-name="P45"><text:span text:style-name="T36">Searchable, Dynamic Partial Sums (SDPS)</text:span></text:p>
      <text:p text:style-name="P22"><text:span text:style-name="T1">This data structure has commutative, invertible operations – allowing partial retroactivity to be achieved with no overhead.</text:span></text:p>
      <text:list xml:id="list5737770378028668220" text:style-name="L3">
        <text:list-item>
          <text:p text:style-name="P36"><text:span text:style-name="T27">Partially retroactive solution, </text:span><text:span text:style-name="T33">O</text:span><text:span text:style-name="T27">(1): </text:span><text:span text:style-name="T29">Implemented!</text:span></text:p>
        </text:list-item>
      </text:list>
      <text:p text:style-name="P3">Since operations on the “Searchable, Dynamic Partial Sums” data structure are commutative and invertible, we are able to convert it to a partially-retroactive data structure quite easily: to <text:span text:style-name="T48">insert</text:span> an operation, perform it; to <text:span text:style-name="T48">delete</text:span> an operation, perform its inverse. The only effort that was required to implement this in Python was some special wrapping, specific to this data structure, which gives operations metadata that allows the inverse of any operation to be determined. If operations were passed in as simple functions, they would be impossible to invert; <text:s/>to fix this, the method <text:span text:style-name="T48">PartiallyRetroactiveSDPS.update(i,c)</text:span><text:span text:style-name="T41"> </text:span>was modified so that it returns a function to use as an operation to pass to <text:span text:style-name="T48">insert</text:span> and <text:span text:style-name="T48">delete</text:span>; <text:s/>this function remembers <text:span text:style-name="T41">c</text:span> as an attribute, enabling <text:span text:style-name="T48">delete</text:span> to create the inverse operation, <text:span text:style-name="T48">update(i,-c)</text:span>. It would be difficult to create a wrapper that works for all data structures with commutative, invertible operations, because of this same hurdle: computing the inverse of an arbitrary programming function is impossible. When the functions are defined beforehand, however, as with this implementation of partially-retroactive searchable dynamic sums, the task is more tractable.</text:p>
      <text:list xml:id="list580332369763661524" text:style-name="L4">
        <text:list-item>
          <text:p text:style-name="P37"><text:span text:style-name="T27">Fully retroactive solution, </text:span><text:span text:style-name="T33">O</text:span><text:span text:style-name="T27">(</text:span><text:span text:style-name="T43">√</text:span><text:span text:style-name="T28">m</text:span><text:span text:style-name="T27">): Implied by partially retroactive solution (above), using the general transformation from partial to full retroactivity.<text:line-break/></text:span></text:p>
        </text:list-item>
      </text:list>
      <text:p text:style-name="P27">Queue</text:p>
      <text:list xml:id="list2715565602217902466" text:style-name="L12">
        <text:list-item>
          <text:p text:style-name="P38"><text:span text:style-name="T20">Partially retroactive solution, </text:span><text:span text:style-name="T19">O</text:span><text:span text:style-name="T20">(1): </text:span><text:span text:style-name="T21">Implemented!</text:span></text:p>
        </text:list-item>
      </text:list>
      <text:p text:style-name="P2">Creating a partially retroactive queue involves storing a doubly-linked list of items, inserting whenever an enqueue is made, but not deleting any old data when a dequeue is made – in case that dequeue operation is deleted later, for example. Instead, two pointers, <text:span text:style-name="T41">F</text:span> and <text:span text:style-name="T41">B</text:span>, point to the items at the front and back of the queue when t=0; these two pointers are moved according to the proper logic whenever an enqueue or dequeue is retroactively inserted or removed. Querying is as simple as looking up those two pointers.</text:p>
      <text:p text:style-name="P2">Unlike the other retroactive data structures, this data structure has a few quirks. First, the time at which a retroactive operation is inserted or deleted cannot be specified by an integer number: it must instead by specified by a pointer to a reference operation which occurs immediately after the time when the operation is to be retroactively inserted. Inserting an operation must therefore return a pointer to that operation, in case the operation is used later as a time reference. The pointer is used to instantly navigate to the <text:soft-page-break/>relevant part of the doubly-linked list in O(1) time. One possibility is that the data structure could be converted to a form which uses integer times, with a binary tree on top of the doubly-linked list; to insert or remove an operation would then be O(log m), instead.</text:p>
      <text:p text:style-name="P2">Another quirk is that it does not have a single <text:span text:style-name="T48">query()</text:span><text:span text:style-name="T25"> method: instead, there are two possible queries that can be made – </text:span><text:span text:style-name="T48">front()</text:span><text:span text:style-name="T25"> and </text:span><text:span text:style-name="T48">back()</text:span><text:span text:style-name="T25">.</text:span> </text:p>
      <text:list xml:id="list42192213" text:continue-numbering="true" text:style-name="L12">
        <text:list-item>
          <text:p text:style-name="P38"><text:span text:style-name="T20">Fully retroactive solution, </text:span><text:span text:style-name="T19">O</text:span><text:span text:style-name="T20">(log m): See </text:span><text:span text:style-name="T21">Deque</text:span><text:span text:style-name="T22">.</text:span></text:p>
        </text:list-item>
        <text:list-item>
          <text:p text:style-name="P38"><text:span text:style-name="T22">Better fully retroactive solution, </text:span><text:span text:style-name="T17">O</text:span><text:span text:style-name="T22">(log m), but with </text:span><text:span text:style-name="T17">O</text:span><text:span text:style-name="T22">(1) for present-time operations:</text:span><text:span text:style-name="T17"> Requires an implementation of order-statistic trees (Cormen et al, 2001).<text:line-break/></text:span></text:p>
        </text:list-item>
      </text:list>
      <text:p text:style-name="P29"><text:span text:style-name="T41">Stack</text:span></text:p>
      <text:list xml:id="list108789952436389655" text:style-name="L8">
        <text:list-item>
          <text:p text:style-name="P21"><text:span text:style-name="T1">Partially retroactive solution, </text:span><text:span text:style-name="T11">O</text:span><text:span text:style-name="T1">(log m): See </text:span><text:span text:style-name="T3">Deque</text:span><text:span text:style-name="T1">.</text:span></text:p>
        </text:list-item>
        <text:list-item>
          <text:p text:style-name="P17"><text:span text:style-name="T1">Fully retroactive solution, </text:span><text:span text:style-name="T11">O</text:span><text:span text:style-name="T1">(log m): See </text:span><text:span text:style-name="T3">Deque</text:span><text:span text:style-name="T1">.<text:line-break/></text:span></text:p>
        </text:list-item>
      </text:list>
      <text:p text:style-name="P27">Deque</text:p>
      <text:list xml:id="list3835202734759044120" text:style-name="L9">
        <text:list-item>
          <text:p text:style-name="P18"><text:span text:style-name="T2">Partially retroactive solutio</text:span><text:span text:style-name="T10">n, </text:span><text:span text:style-name="T55">O</text:span><text:span text:style-name="T10">(log m): Implied by fully retroactive solution (below).</text:span></text:p>
        </text:list-item>
        <text:list-item>
          <text:p text:style-name="P19"><text:span text:style-name="T2">Fully retroactive solution, </text:span>O<text:span text:style-name="T2">(log m): </text:span><text:span text:style-name="T3">Not implemented. </text:span>Requires an implementation of modified (a,b)-trees.<text:line-break/></text:p>
        </text:list-item>
      </text:list>
      <text:p text:style-name="P27">Union-Find</text:p>
      <text:list xml:id="list7397170893664877912" text:style-name="L10">
        <text:list-item>
          <text:p text:style-name="P20"><text:span text:style-name="T2">Partially retroactive solution, </text:span>O<text:span text:style-name="T2">(log m): Implied by fully retroactive solution (below).</text:span></text:p>
        </text:list-item>
        <text:list-item>
          <text:p text:style-name="P20"><text:span text:style-name="T2">Fully retroactive solution, </text:span>O<text:span text:style-name="T2">(log m): </text:span><text:span text:style-name="T3">Not implemented.</text:span> Requires an implementation of link-cut trees.<text:line-break/></text:p>
        </text:list-item>
      </text:list>
      <text:p text:style-name="P28">Priority Queue</text:p>
      <text:list xml:id="list3437805733715128120" text:style-name="L11">
        <text:list-item>
          <text:p text:style-name="P32"><text:span text:style-name="T2">Partially retroactive solution, </text:span><text:span text:style-name="T39">O</text:span><text:span text:style-name="T2">(log m): </text:span><text:span text:style-name="T3">Not implemented.</text:span><text:span text:style-name="T39"> Requires an implementation of modified (a,b)-trees.</text:span></text:p>
        </text:list-item>
        <text:list-item>
          <text:p text:style-name="P23"><text:span text:style-name="T8">Fully retroactive solution, </text:span><text:span text:style-name="T40">O</text:span><text:span text:style-name="T8">(</text:span><text:span text:style-name="T44">√</text:span><text:span text:style-name="T9">m </text:span><text:span text:style-name="T8">log m): Impli</text:span><text:span text:style-name="T7">ed by partially retroactive solution (above), using the general transformation from partial to full retroactivity.</text:span></text:p>
        </text:list-item>
      </text:list>
      <text:p text:style-name="P42"><text:span text:style-name="T56">Source Code</text:span></text:p>
      <text:p text:style-name="P47">The source code for this project can be located on GitHub:</text:p>
      <text:p text:style-name="P51"><text:span text:style-name="T13">&lt;</text:span><text:a xlink:type="simple" xlink:href="https://github.com/csvoss/retroactive">https://github.com/csvoss/retroactive</text:a><text:span text:style-name="T13">&gt;.</text:span></text:p>
      <text:p text:style-name="P47">It is split among five Python files, each of which has a special functionality.</text:p>
      <text:p text:style-name="P1"><text:span text:style-name="T48">partial_retroactivity.py</text:span> – Implementations for partially-retroactive data structures.</text:p>
      <text:p text:style-name="P1"><text:tab/><text:span text:style-name="T49">GeneralPartiallyRetroactive</text:span>: Adds partial retroactivity to any data <text:tab/>structure.</text:p>
      <text:p text:style-name="P1"><text:span text:style-name="T51"><text:tab/></text:span><text:span text:style-name="T49">PartiallyRetroactiveSDPS</text:span>: Creates a partially-retroactive version of a <text:tab/>searchable dynamic partial sums data structure.</text:p>
      <text:p text:style-name="P1"><text:span text:style-name="T51"><text:tab/></text:span><text:span text:style-name="T49">PartiallyRetroactiveQueue</text:span>: Creates a partially-retroactive version of a <text:tab/>simple front-to-back queue.</text:p>
      <text:p text:style-name="P1"><text:span text:style-name="T51"><text:tab/></text:span><text:span text:style-name="T49">PartiallyRetroactivePriorityQueue</text:span> (incomplete): Creates a partially-<text:tab/>retroactive version of a priority queue.</text:p>
      <text:p text:style-name="P1"><text:span text:style-name="T48">full_retroactivity.py</text:span> – Implementations for fully-retroactive data structures.</text:p>
      <text:p text:style-name="P6"><text:span text:style-name="T51"><text:tab/><text:tab/></text:span><text:span text:style-name="T49">GeneralFullyRetroactive</text:span>: Adds full retroactivity to any data structure.</text:p>
      <text:p text:style-name="P1"><text:span text:style-name="T51"><text:tab/></text:span><text:span text:style-name="T49">FullyRetroactivePriorityQueue</text:span>: Using the general transformation and <text:tab/><text:tab/>the partially-retroactive priority queue, creates a fully-retroactive <text:tab/><text:tab/><text:tab/>priority queue.</text:p>
      <text:p text:style-name="P1"><text:tab/><text:span text:style-name="T49">RetroactiveDeque</text:span> (incomplete): Creates a fully-retroactive version of a <text:tab/>deque – enabling retroactive stacks and queues, as well.</text:p>
      <text:p text:style-name="P1"><text:tab/><text:span text:style-name="T49">RetroactiveUnionFind</text:span> (incomplete): Creates a fully-retroactive version of <text:tab/>the Union-Find data structure.</text:p>
      <text:p text:style-name="P1"><text:span text:style-name="T48">basic.py</text:span> – Basic building blocks that were used in the implementations of specific retroactive data structures.</text:p>
      <text:p text:style-name="P1"><text:span text:style-name="T50"><text:tab/>DLLNodeForPRQ, DLLNodeForPRPQ</text:span><text:span text:style-name="T58">: Doubly-linked list nodes, to use in <text:tab/>implementing the partially-retroactive queue and the partially-retroactive <text:tab/>priority queue.</text:span></text:p>
      <text:p text:style-name="P1"><text:span text:style-name="T48"><text:tab/></text:span><text:span text:style-name="T50">BSTNode</text:span><text:span text:style-name="T58">: Binary search tree.</text:span></text:p>
      <text:p text:style-name="P1"><text:span text:style-name="T48">examples.py</text:span><text:span text:style-name="T52"> – Tests and example usage for each retroactive data structure.</text:span></text:p>
      <text:p text:style-name="P5"><text:span text:style-name="T48">utils.py</text:span><text:span text:style-name="T52"> – Miscellaneous utility functions.</text:span></text:p>
      <text:p text:style-name="P42"><text:span text:style-name="T37">Example Usage</text:span></text:p>
      <text:p text:style-name="P47">The general transformations, in particular, were designed with usability in mind: these transformations should be able to take any sort of data structure and any sort of operation on that data structure, and produce a partially or fully retroactive version efficiently and without error.</text:p>
      <text:p text:style-name="P47">To use one of these general transformations, simply initialize a Python class:</text:p>
      <text:p text:style-name="P47"/>
      <text:p text:style-name="P47"/>
      <text:p text:style-name="P9"/>
      <text:p text:style-name="P43">Runtime Analysis</text:p>
      <text:p text:style-name="P47">##TODO</text:p>
      <text:p text:style-name="P24"/>
      <text:p text:style-name="P43">On Abstraction</text:p>
      <text:p text:style-name="P47">Initially, I wanted to be able to unify all retroactive data structures under a single abstraction (e.g. <text:span text:style-name="T48">PartiallyRetroactive({'pi':1, 'foo':4, 'bar':55})</text:span> or <text:span text:style-name="T48">FullyRetroactive(PriorityQueue())</text:span>), so that the interface for using these data structures would be simpler. However, this endeavor proved to be something which would add unnecessary layers of complication, instead of simplicity as I would have liked. There are several reasons for this:</text:p>
      <text:list xml:id="list2907348663846829800" text:style-name="L1">
        <text:list-item>
          <text:p text:style-name="P30">Most data structures only allow one exactly one sort of query, accessed via <text:span text:style-name="T47">query()</text:span>, but some must allow more (for example, the Partially Retroactive Queue allows querying the elements at the front <text:span text:style-name="T39">and </text:span><text:span text:style-name="T2">back of the queue</text:span>)</text:p>
        </text:list-item>
        <text:list-item>
          <text:p text:style-name="P30">Most data structures require a number, <text:span text:style-name="T39">tminus</text:span><text:span text:style-name="T2">, specifying how long ago to insert/delete an operation, but some data structures (again, Partially Retroactive Queue) require specifying this information with a pointer, instead.</text:span></text:p>
        </text:list-item>
        <text:list-item>
          <text:p text:style-name="P30"><text:span text:style-name="T2">Most data structures require operations to be functions which take a datastructure as input and return a datastructure as output, but some (for example, Partially Retroactive </text:span><text:span text:style-name="T1">Searchable, Dynamic Partial Sums</text:span><text:span text:style-name="T2">) require a more complicated paradigm.</text:span></text:p>
        </text:list-item>
      </text:list>
      <text:p text:style-name="P47">For these reasons, unifying the implementations under a single abstraction would have required adding extra options and layers, which would just make the implementations more complicated and therefore difficult for a user to use and understand. Instead, I choose to just present the implementations as classes, as-is. It is suggested that a user who wishes to use the implementation of a particular retroactive data structure should read that data structure's documentation, learning how to use each feature it provides and how to use it correctly, then go from there.<text:line-break/></text:p>
      <text:p text:style-name="P8"><text:span text:style-name="T35"/></text:p>
      <text:p text:style-name="P41"><text:span text:style-name="T35">Future Developments</text:span></text:p>
      <text:list xml:id="list4402485298365834951" text:style-name="L2">
        <text:list-item>
          <text:p text:style-name="P34"><text:span text:style-name="T25">Not all data structures are implemented yet! “Building blocks” were an unexpected barrier to completing many of these implementations in a timely fashion. It would be cool to see these finished eventually.</text:span></text:p>
        </text:list-item>
        <text:list-item>
          <text:p text:style-name="P34"><text:span text:style-name="T25">There likely remain hidden errors within this implementation – since the code is open-source and located on Github, any errors which are detected by others can be communicated and possibly corrected.<text:line-break/></text:span></text:p>
        </text:list-item>
      </text:list>
      <text:p text:style-name="P25">Conclusion</text:p>
      <text:p text:style-name="P50">Through examining “Retroactive Data Structures,” Demaine 2007, I implemented a number of retroactive data structures using Python, from special cases that get improved efficiency for particular data structures to general transformations that work for any series of operations on any data structures and can easily be utilized within a Python application. </text:p>
      <text:p text:style-name="P44">References</text:p>
      <text:p text:style-name="P52"><text:span text:style-name="T15">Demaine, Erik D, John Iacono, and Stefan Langerman, “Retroactive Data Structures”, ACM Transactions on Algorithms, vol. 3, no. 2 (May 2007). </text:span><text:a xlink:type="simple" xlink:href="http://erikdemaine.org/papers/Retroactive_TALG/paper.pdf">[link]</text:a></text:p>
      <text:p text:style-name="P55"><text:span text:style-name="T16">Demaine, Erik D. 6.851 lecture notes, </text:span><text:a xlink:type="simple" xlink:href="http://courses.csail.mit.edu/6.851/spring14/lectures/L02.pdf">[link]</text:a></text:p>
      <text:p text:style-name="P53"><text:span text:style-name="T13">Driscoll, James R, Neil Sarnak, Daniel D Sleator, and Robert E Tarjan. Journal of Computer and System Sciences, 38(1): 86-124 (Feb 1989). </text:span><text:a xlink:type="simple" xlink:href="http://www.cs.cmu.edu/~sleator/papers/another-persistence.pdf">[link]</text:a></text:p>
      <text:p text:style-name="P53"><text:span text:style-name="T13">Fiat, Amos, and Haim Kaplan. “Making Data Structures Confluently Persistent”, Journal of Algorithms, 48(1): 16-58 (2003). </text:span><text:a xlink:type="simple" xlink:href="http://www.cs.tau.ac.il/~haimk/papers/journal2.pdf">[link]</text:a></text:p>
      <text:p text:style-name="P53"><text:span text:style-name="T13">Fleischer, Rudolf. “A Simple Balanced Search Tree with </text:span><text:span text:style-name="T14">O</text:span><text:span text:style-name="T13">(1) Worst-Case Update Time.” International Journal of Foundations of Computer Science. 7(2): 137-150 (1996). </text:span><text:a xlink:type="simple" xlink:href="http://citeseerx.ist.psu.edu/viewdoc/summary?doi=10.1.1.55.9433">[link]</text:a></text:p>
      <text:p text:style-name="P53"><text:span text:style-name="T13">Sleator, Daniel D, and Robert E Tarjan. “A Data Structure for Dynamic Trees”, Journal of Computer and System Sciences, 26(3): 362-391 (June 1983). </text:span><text:a xlink:type="simple" xlink:href="http://www.cs.cmu.edu/~sleator/papers/dynamic-trees.pdf">[link]</text:a></text:p>
      <text:p text:style-name="P54">Cormen, Thomas H, Charles E Leiserson, Ronald L Rivest, and Clifford Stein. “Introduction to Algorithms.” The MIT Press (2001). Section 14.1: Dynamic order statistics, 302-30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Palatino Linotype1" svg:font-family="'Palatino Linotype'" style:font-family-generic="roman"/>
    <style:font-face style:name="Times New Roman1" svg:font-family="'Times New Roman'" style:font-family-generic="roman"/>
    <style:font-face style:name="CMU Sans Serif" svg:font-family="'CMU Sans Serif'" style:font-family-generic="swiss"/>
    <style:font-face style:name="Consolas" svg:font-family="Consolas"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3T16:43:21.28</meta:creation-date>
    <dc:date>2014-05-18T22:04:47.49</dc:date>
    <meta:editing-duration>PT10H50M33S</meta:editing-duration>
    <meta:editing-cycles>79</meta:editing-cycles>
    <meta:generator>OpenOffice.org/3.4.1$Win32 OpenOffice.org_project/341m1$Build-9593</meta:generator>
    <meta:document-statistic meta:table-count="0" meta:image-count="1" meta:object-count="0" meta:page-count="11" meta:paragraph-count="91" meta:word-count="2058" meta:character-count="14182"/>
  </office:meta>
</office:document-meta>
</file>